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не заполненого поля выберите вакансию</text:p>
      <text:p text:style-name="P1">Предусловие: Активировано поле выберите вакансию. Поле заполнения выберите вакансию пусто.</text:p>
      <text:p text:style-name="P1">Шаги: <text:span text:style-name="T1">Дается команда того, что заполнение поля выберите вакансию закончено (клик курсора в другом месте)</text:span></text:p>
      <text:p text:style-name="P1"><text:span text:style-name="T1">Результат: Поле выберите вакансию помечается красным крестиком с рамочкой, под ним появляется надпись <text:s/>«Поле обязательное»</text:span></text:p>
      <text:p text:style-name="P1"><text:span text:style-name="T1"/></text:p>
      <text:p text:style-name="P1">Заголовок: Проверка корректного отображения вариантов заполнения поля вакансии</text:p>
      <text:p text:style-name="P1">Предусловие: <text:span text:style-name="T2">Выполнен переход к форме заполнения анкеты</text:span></text:p>
      <text:p text:style-name="P1">Шаги: <text:span text:style-name="T1">Активируется поле вакансии.</text:span></text:p>
      <text:p text:style-name="P1"><text:span text:style-name="T1">Результат: Появляются 2 строки с вариантами вакансии. </text:span></text:p>
      <text:p text:style-name="P1"><text:span text:style-name="T1"/></text:p>
      <text:p text:style-name="P1">Заголовок: Проверка корректного выбора вариантов заполнения поля вакансии</text:p>
      <text:p text:style-name="P1">Предусловие: <text:span text:style-name="T1">Активируется поле вакансии. Появляются 2 строки с вариантами вакансии.</text:span></text:p>
      <text:p text:style-name="P1">Шаги: <text:span text:style-name="T1">Кликанье курсором на конкретный вариант.</text:span></text:p>
      <text:p text:style-name="P1"><text:span text:style-name="T1">Результат: Поле вакансии заполняется выбранным вариантом, строки с вариантами выбора пропадают, поле выбора вакансии перестает быть активным</text:span></text:p>
      <text:p text:style-name="P1"><text:span text:style-name="T1"/></text:p>
      <text:p text:style-name="P1">Заголовок: Проверка возможности изменить содержимое поля вакансии</text:p>
      <text:p text:style-name="P1">Предусловие: <text:span text:style-name="T1">Пользователь на </text:span><text:span text:style-name="T2">форме заполнения анкеты. </text:span><text:span text:style-name="T1">Поле вакансии уже было посещенным. </text:span></text:p>
      <text:p text:style-name="P1">Шаги: <text:span text:style-name="T1">Кликанье по полю вакансии.</text:span></text:p>
      <text:p text:style-name="P1"><text:span text:style-name="T1">Результат: Поле вакансии активируется, его заполнение можно изменя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50:47.14</meta:creation-date>
    <meta:generator>OpenOffice/4.1.1$Win32 OpenOffice.org_project/411m6$Build-9775</meta:generator>
    <dc:date>2018-09-24T02:00:33.97</dc:date>
    <meta:editing-duration>PT9M48S</meta:editing-duration>
    <meta:editing-cycles>2</meta:editing-cycles>
    <meta:document-statistic meta:table-count="0" meta:image-count="0" meta:object-count="0" meta:page-count="1" meta:paragraph-count="16" meta:word-count="145" meta:character-count="1190"/>
  </office:meta>
</office:document-meta>
</file>